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style:font-size-asian="14pt" style:font-size-complex="14pt"/>
    </style:style>
    <style:style style:name="P2" style:family="paragraph" style:parent-style-name="Standard" style:list-style-name="L1"/>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üste</text:p>
      <text:p text:style-name="Standard"/>
      <text:p text:style-name="Standard"/>
      <text:list xml:id="list544649999844378160" text:style-name="L1">
        <text:list-item>
          <text:p text:style-name="P2">mehrere 100qkm</text:p>
        </text:list-item>
        <text:list-item>
          <text:p text:style-name="P2">Man sagt in ihr liegt der Ursprung der heutigen Zivilisation</text:p>
        </text:list-item>
        <text:list-item>
          <text:p text:style-name="P2">karg und trostlos</text:p>
        </text:list-item>
        <text:list-item>
          <text:p text:style-name="P2">hohe Dünen</text:p>
        </text:list-item>
        <text:list-item>
          <text:p text:style-name="P2">ggf. Kultur<text:line-break/>-&gt; Rätsel</text:p>
        </text:list-item>
      </text:list>
      <text:p text:style-name="Standard"/>
      <text:p text:style-name="Standard"/>
      <text:p text:style-name="Standard">Nichts, soweit das Auge reicht. Trist, karg, trostlos und einsam liegt die Wüste da. Langsam ansteigend ragen schon bald mehrere hundert Meter hohe Dünen empor, durch den Wind ständig ihre Form verändernd. Fernab der Wüste ist in der Ferne im Dunst kaum noch der Bahnhof und dahinter die Stadt zu erkennen. Lediglich eine kleine Oase durchbricht das qualvoll Monotone des </text:p>
      <text:p text:style-name="Standard">meilenweiten Nichts. Ein kleiner Fleck Grün, bestehend aus nichts weiter als ein Paar Palmen, Felsen und einem kleinen Quellteich. In ihm, so besagt eine uralte Legende, findet sich der Ursprung der heutigen Zivilisation. Die Oase sei der Zugang zum Zentrum einer längst vergangenen doch noch nicht verlorenen Kultur.</text:p>
      <text:p text:style-name="Standard"/>
      <text:p text:style-name="Standard">Items: <text:span text:style-name="T1">morscher Ast, seltsamer Stein, Metall, Kokosnuss, Knochen, Medaillon des Wassers</text:span></text:p>
      <text:p text:style-name="Standard"/>
      <text:p text:style-name="Standard"/>
      <text:p text:style-name="Standard">Nothing – as far as the eye can see. Dull, sparse and bleak are just some adjectives that can describe the lonely desert in your view. The great dunes are slowly increasing their heights and soon reaching a couple of hundret meters, always changing their looks because of wind and weather. In the distance, far beyong the desert, you can see the outlines of the train station and the city behind. Just a small oasis in the very center of the huge nothing interrupts the aweful monotony. A cheeky little piece of green, nothing more than a couple of palm trees, rocks and a little spring pond. According to an ancient legend, the origin of the modern human society and culture is located in the center of that little lake. The oasis itself may be the entrance to an already lapsed but yet not lost culture.</text:p>
      <text:p text:style-name="Standard"/>
      <text:p text:style-name="Standard">Items: rotten stick, strange stone, metal, coconut, bone, medaillon of w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M44S</meta:editing-duration>
    <meta:editing-cycles>11</meta:editing-cycles>
    <meta:generator>OpenOffice/4.1.3$Win32 OpenOffice.org_project/413m1$Build-9783</meta:generator>
    <dc:date>2017-11-21T10:25:17.80</dc:date>
    <dc:creator>Nico Enders</dc:creator>
    <meta:document-statistic meta:table-count="0" meta:image-count="0" meta:object-count="0" meta:page-count="1" meta:paragraph-count="11" meta:word-count="303" meta:character-count="1789"/>
    <meta:user-defined meta:name="Info 1"/>
    <meta:user-defined meta:name="Info 2"/>
    <meta:user-defined meta:name="Info 3"/>
    <meta:user-defined meta:name="Info 4"/>
  </office:meta>
</office:document-meta>
</file>